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780" officeooo:paragraph-rsid="001e7780"/>
    </style:style>
    <style:style style:name="P2" style:family="paragraph" style:parent-style-name="Standard">
      <style:text-properties officeooo:rsid="001ed4c9" officeooo:paragraph-rsid="001ed4c9"/>
    </style:style>
    <style:style style:name="P3" style:family="paragraph" style:parent-style-name="Standard">
      <style:text-properties officeooo:paragraph-rsid="001e7780"/>
    </style:style>
    <style:style style:name="P4" style:family="paragraph" style:parent-style-name="Standard">
      <style:text-properties officeooo:rsid="001e7780" officeooo:paragraph-rsid="001e7780"/>
    </style:style>
    <style:style style:name="T1" style:family="text">
      <style:text-properties officeooo:rsid="001ed4c9"/>
    </style:style>
    <style:style style:name="T2" style:family="text">
      <style:text-properties officeooo:rsid="0020cff6"/>
    </style:style>
    <style:style style:name="T3" style:family="text">
      <style:text-properties officeooo:rsid="001e7780"/>
    </style:style>
    <style:style style:name="T4" style:family="text">
      <style:text-properties officeooo:rsid="002252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miin määritelmä:</text:p>
      <text:p text:style-name="P1">- Testikattavuus &gt;90%</text:p>
      <text:p text:style-name="P1">- Kaikki testit menevät läpi</text:p>
      <text:p text:style-name="P1">- Staattinen analyysi ei herjaa (pylint <text:span text:style-name="T1">8/10</text:span>)</text:p>
      <text:p text:style-name="P3"><text:span text:style-name="T3">- Koodi on dokumentoitu </text:span><text:span text:style-name="T2">Suomeksi </text:span><text:span text:style-name="T1">(docstring)</text:span></text:p>
      <text:p text:style-name="P1">- <text:span text:style-name="T1">Koodi on puskettu tuotantoympäristöön</text:span></text:p>
      <text:p text:style-name="P1"/>
      <text:p text:style-name="P1"/>
      <text:p text:style-name="P2">Muuta:</text:p>
      <text:p text:style-name="P1">- <text:span text:style-name="T1">Tuotantoympäristö main-branch</text:span></text:p>
      <text:p text:style-name="P1">- <text:span text:style-name="T1">User storyja varten luodaan omat branchit, jotka valmiina mergetään Main-branchiin</text:span></text:p>
      <text:p text:style-name="P1">- <text:span text:style-name="T4">Asiakastapaamiset to 15-16</text:span></text:p>
      <text:p text:style-name="P1">- <text:span text:style-name="T4">Ryhmätapaamiset ma 14.30, pe 9.00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5:33:10.933007152</meta:creation-date>
    <meta:editing-duration>PT8M54S</meta:editing-duration>
    <meta:editing-cycles>3</meta:editing-cycles>
    <meta:generator>LibreOffice/6.4.7.2$Linux_X86_64 LibreOffice_project/40$Build-2</meta:generator>
    <dc:date>2021-11-25T16:12:23.844797552</dc:date>
    <meta:document-statistic meta:table-count="0" meta:image-count="0" meta:object-count="0" meta:page-count="1" meta:paragraph-count="11" meta:word-count="53" meta:character-count="380" meta:non-whitespace-character-count="338"/>
  </office:meta>
</office:document-meta>
</file>